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office:value-type="float" office:value="4600">
            <text:p>4600</text:p>
          </table:table-cell>
          <table:table-cell/>
          <table:table-cell table:formula="of:=SUM([.K2];[.K10];[.K11])" office:value-type="float" office:value="55000">
            <text:p>55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office:value-type="float" office:value="7700">
            <text:p>7700</text:p>
          </table:table-cell>
          <table:table-cell/>
          <table:table-cell table:formula="of:=SUM([.G3])" office:value-type="float" office:value="36200">
            <text:p>36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office:value-type="float" office:value="4250">
            <text:p>4250</text:p>
          </table:table-cell>
          <table:table-cell/>
          <table:table-cell table:formula="of:=[.L3]-[.L4]" office:value-type="float" office:value="18800">
            <text:p>18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/>
          <table:table-cell office:value-type="float" office:value="35000">
            <text:p>35000</text:p>
          </table:table-cell>
          <table:table-cell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72.7053140097">
            <text:p>36272.7053140097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 office:value-type="float" office:value="13000">
            <text:p>1300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17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6T17:56:09</dc:date>
    <meta:editing-duration>P6DT18H23M21S</meta:editing-duration>
    <meta:editing-cycles>2390</meta:editing-cycles>
    <meta:generator>OpenOffice/4.1.1$Unix OpenOffice.org_project/411m6$Build-9775</meta:generator>
    <dc:creator>Hasmik Dabaghyan</dc:creator>
    <meta:document-statistic meta:table-count="14" meta:cell-count="5830" meta:object-count="0"/>
  </office:meta>
</office:document-meta>
</file>